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s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DenConCel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J2]*[.J2]*[.J2]*[.G26]/(1024*1024*1024)" office:value-type="float" office:value="0.03125" calcext:value-type="float">
            <text:p>0.03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DenCon_FFTout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J3]*[.J3]*[.J3]*[.G26]/(1024*1024*1024)"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DenCon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4]*[.F4]" office:value-type="float" office:value="16" calcext:value-type="float">
            <text:p>1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J4]*[.J4]*[.J4]*[.G26]/(1024*1024*1024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vector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5]*[.F5]" office:value-type="float" office:value="24" calcext:value-type="float">
            <text:p>2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J5]*[.J5]*[.J5]*[.G26]/(1024*1024*1024)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modu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weight_NG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weight_C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mod_si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9]*[.F9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v_cm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_r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_k[3]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_w_k[3]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13]*[.F13]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en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en_r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7]*[.F17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_l_app1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_l_app1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_l_app2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_l_app2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gridPar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G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formula="of:=SUM([.G1:.G23])" office:value-type="float" office:value="128" calcext:value-type="float">
            <text:p>128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s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]*[.F1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DenConCel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2]*[.F2]" office:value-type="float" office:value="8" calcext:value-type="float">
            <text:p>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J2]*[.J2]*[.J2]*[.G26]/(1024*1024*1024)" office:value-type="float" office:value="0.09765625" calcext:value-type="float">
            <text:p>0.09765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DenCon_FFTout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3]*[.F3]" office:value-type="float" office:value="16" calcext:value-type="float">
            <text:p>1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J3]*[.J3]*[.J3]*[.G26]/(1024*1024*1024)" office:value-type="float" office:value="0.78125" calcext:value-type="float">
            <text:p>0.7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DenCon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4]*[.F4]" office:value-type="float" office:value="16" calcext:value-type="float">
            <text:p>1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J4]*[.J4]*[.J4]*[.G26]/(1024*1024*1024)" office:value-type="float" office:value="6.25" calcext:value-type="float">
            <text:p>6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vector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5]*[.F5]" office:value-type="float" office:value="24" calcext:value-type="float">
            <text:p>2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J5]*[.J5]*[.J5]*[.G26]/(1024*1024*1024)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modu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weight_NG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weight_C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mod_si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9]*[.F9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v_cm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_r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1]*[.F11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_k[3]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12]*[.F12]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_w_k[3]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13]*[.F13]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en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4]*[.F14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en_r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7]*[.F17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_l_app1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_l_app1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9]*[.F19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_l_app2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_l_app2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21]*[.F21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gridPar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22]*[.F22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G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formula="of:=SUM([.G1:.G23])" office:value-type="float" office:value="400" calcext:value-type="float">
            <text:p>4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10:48:42.820010428</dc:date>
    <meta:document-statistic meta:table-count="2" meta:cell-count="251" meta:object-count="0"/>
    <meta:generator>LibreOffice/4.2.8.2$Linux_X86_64 LibreOffice_project/420m0$Build-2</meta:generator>
  </office:meta>
</office:document-meta>
</file>